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Yimes" svg:font-family="Yimes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Mono CJK KR" svg:font-family="'Noto Sans Mono CJK KR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paragraph-rsid="001b7e4b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paragraph-rsid="001d8f1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paragraph-rsid="001b7e4b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paragraph-rsid="000c0162"/>
    </style:style>
    <style:style style:name="P12" style:family="paragraph" style:parent-style-name="Standard">
      <style:text-properties officeooo:paragraph-rsid="00106fb6"/>
    </style:style>
    <style:style style:name="P13" style:family="paragraph" style:parent-style-name="Standard">
      <style:text-properties officeooo:paragraph-rsid="0011c4da"/>
    </style:style>
    <style:style style:name="P14" style:family="paragraph" style:parent-style-name="Standard">
      <style:text-properties officeooo:paragraph-rsid="00124a85"/>
    </style:style>
    <style:style style:name="P15" style:family="paragraph" style:parent-style-name="Standard">
      <style:text-properties officeooo:paragraph-rsid="00140fdc"/>
    </style:style>
    <style:style style:name="P16" style:family="paragraph" style:parent-style-name="Standard">
      <style:text-properties officeooo:paragraph-rsid="0015ac64"/>
    </style:style>
    <style:style style:name="P17" style:family="paragraph" style:parent-style-name="Standard">
      <style:text-properties officeooo:paragraph-rsid="0015de1b"/>
    </style:style>
    <style:style style:name="P18" style:family="paragraph" style:parent-style-name="Standard">
      <style:text-properties officeooo:paragraph-rsid="0016e1d6"/>
    </style:style>
    <style:style style:name="P19" style:family="paragraph" style:parent-style-name="Standard">
      <style:text-properties officeooo:paragraph-rsid="0017524c"/>
    </style:style>
    <style:style style:name="P20" style:family="paragraph" style:parent-style-name="Standard">
      <style:text-properties officeooo:paragraph-rsid="0019471b"/>
    </style:style>
    <style:style style:name="P21" style:family="paragraph" style:parent-style-name="Standard">
      <style:text-properties officeooo:paragraph-rsid="001b32f7"/>
    </style:style>
    <style:style style:name="P22" style:family="paragraph" style:parent-style-name="Standard">
      <style:paragraph-properties style:line-height-at-least="0.503cm"/>
      <style:text-properties fo:font-weight="normal" officeooo:paragraph-rsid="001d8f1d"/>
    </style:style>
    <style:style style:name="P23" style:family="paragraph" style:parent-style-name="Standard">
      <style:text-properties officeooo:paragraph-rsid="001d3bc8"/>
    </style:style>
    <style:style style:name="P24" style:family="paragraph" style:parent-style-name="Standard">
      <style:text-properties officeooo:paragraph-rsid="001d8f1d"/>
    </style:style>
    <style:style style:name="P25" style:family="paragraph" style:parent-style-name="Standard">
      <style:text-properties officeooo:paragraph-rsid="001dfc57"/>
    </style:style>
    <style:style style:name="P26" style:family="paragraph" style:parent-style-name="Standard">
      <style:text-properties officeooo:paragraph-rsid="001f5944"/>
    </style:style>
    <style:style style:name="P27" style:family="paragraph" style:parent-style-name="Standard">
      <style:text-properties officeooo:paragraph-rsid="0020802f"/>
    </style:style>
    <style:style style:name="P28" style:family="paragraph" style:parent-style-name="Standard">
      <style:text-properties officeooo:paragraph-rsid="0020e1d3"/>
    </style:style>
    <style:style style:name="P29" style:family="paragraph" style:parent-style-name="Standard">
      <style:text-properties officeooo:paragraph-rsid="0022b023"/>
    </style:style>
    <style:style style:name="P30" style:family="paragraph" style:parent-style-name="Standard">
      <style:text-properties fo:color="#21409a" fo:font-style="italic" style:font-style-asian="italic" style:font-style-complex="italic"/>
    </style:style>
    <style:style style:name="P31" style:family="paragraph" style:parent-style-name="Standard">
      <style:text-properties fo:color="#21409a" fo:font-style="italic" officeooo:paragraph-rsid="0022b023" style:font-style-asian="italic" style:font-style-complex="italic"/>
    </style:style>
    <style:style style:name="P32" style:family="paragraph" style:parent-style-name="Standard">
      <style:text-properties fo:color="#21409a" fo:font-style="italic" officeooo:paragraph-rsid="0011c4da" style:font-style-asian="italic" style:font-style-complex="italic"/>
    </style:style>
    <style:style style:name="P33" style:family="paragraph" style:parent-style-name="Standard">
      <style:text-properties fo:color="#21409a" fo:font-style="italic" officeooo:paragraph-rsid="001b32f7" style:font-style-asian="italic" style:font-style-complex="italic"/>
    </style:style>
    <style:style style:name="P34" style:family="paragraph" style:parent-style-name="Standard">
      <style:text-properties fo:color="#21409a" fo:font-style="italic" officeooo:paragraph-rsid="0015de1b" style:font-style-asian="italic" style:font-style-complex="italic"/>
    </style:style>
    <style:style style:name="P35" style:family="paragraph" style:parent-style-name="Standard">
      <style:text-properties fo:color="#21409a" officeooo:paragraph-rsid="0020802f"/>
    </style:style>
    <style:style style:name="P36" style:family="paragraph" style:parent-style-name="Standard">
      <style:text-properties fo:color="#21409a" officeooo:paragraph-rsid="0022b023"/>
    </style:style>
    <style:style style:name="P37" style:family="paragraph" style:parent-style-name="Standard">
      <style:text-properties officeooo:paragraph-rsid="002492d8"/>
    </style:style>
    <style:style style:name="P38" style:family="paragraph" style:parent-style-name="Standard">
      <style:text-properties fo:font-size="11pt" style:font-size-asian="9.60000038146973pt" style:font-size-complex="11pt"/>
    </style:style>
    <style:style style:name="P39" style:family="paragraph" style:parent-style-name="Standard">
      <style:text-properties fo:font-size="11pt" style:text-underline-style="solid" style:text-underline-width="auto" style:text-underline-color="font-color" officeooo:rsid="002a1904" officeooo:paragraph-rsid="002a1904" style:font-size-asian="9.60000038146973pt" style:font-size-complex="11pt"/>
    </style:style>
    <style:style style:name="P40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Standard">
      <style:text-properties fo:font-size="10pt" style:font-size-asian="10pt" style:font-size-complex="10pt"/>
    </style:style>
    <style:style style:name="P42" style:family="paragraph" style:parent-style-name="Standard">
      <style:text-properties officeooo:rsid="002a1904" officeooo:paragraph-rsid="002a1904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paragraph-rsid="001b32f7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21409a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524c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d8f1d" style:font-style-asian="italic" style:font-weight-asian="bold" style:font-style-complex="italic" style:font-weight-complex="bold"/>
    </style:style>
    <style:style style:name="T7" style:family="text">
      <style:text-properties officeooo:rsid="000dde40"/>
    </style:style>
    <style:style style:name="T8" style:family="text">
      <style:text-properties officeooo:rsid="0011c4da"/>
    </style:style>
    <style:style style:name="T9" style:family="text">
      <style:text-properties officeooo:rsid="0017524c"/>
    </style:style>
    <style:style style:name="T10" style:family="text">
      <style:text-properties officeooo:rsid="001b7e4b"/>
    </style:style>
    <style:style style:name="T11" style:family="text">
      <style:text-properties fo:font-style="normal" style:font-style-asian="normal" style:font-weight-asian="bold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d8f1d"/>
    </style:style>
    <style:style style:name="T14" style:family="text">
      <style:text-properties fo:color="#21409a"/>
    </style:style>
    <style:style style:name="T15" style:family="text">
      <style:text-properties fo:color="#21409a" fo:font-style="italic" style:font-style-asian="italic" style:font-style-complex="italic"/>
    </style:style>
    <style:style style:name="T16" style:family="text">
      <style:text-properties fo:color="#21409a" fo:font-style="italic" officeooo:rsid="0022b023" style:font-style-asian="italic" style:font-style-complex="italic"/>
    </style:style>
    <style:style style:name="T17" style:family="text">
      <style:text-properties fo:color="#21409a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color="#21409a" style:font-name="Times New Roman1" fo:font-size="12pt" fo:font-style="italic" fo:font-weight="normal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color="#21409a" style:font-name="Times New Roman1" fo:font-size="12pt" fo:font-style="italic" fo:font-weight="normal" officeooo:rsid="001d8f1d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color="#21409a" style:font-name="Times New Roman1" fo:font-size="12pt" fo:font-weight="normal" officeooo:rsid="001d8f1d" fo:background-color="#ffffff" loext:char-shading-value="0" style:font-size-asian="12pt" style:font-size-complex="12pt"/>
    </style:style>
    <style:style style:name="T21" style:family="text">
      <style:text-properties fo:color="#21409a" style:font-name="Times New Roman1" fo:font-size="12pt" fo:background-color="#ffffff" loext:char-shading-value="0" style:font-size-asian="12pt" style:font-size-complex="12pt"/>
    </style:style>
    <style:style style:name="T22" style:family="text">
      <style:text-properties officeooo:rsid="00266d24"/>
    </style:style>
    <style:style style:name="T23" style:family="text">
      <style:text-properties officeooo:rsid="002808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yperspace Remote Procedure Calls </text:p>
      <text:p text:style-name="Standard"/>
      <text:p text:style-name="P4">Remote Procedure Calls, or RPCs, are a way for an external program (eg. a frontend) to communicate with a node. They are used for checking storage values, submitting transactions, and querying the current consensus authorities with any client that speaks json RPC. One widely available option <text:span text:style-name="T22">for using RPC </text:span>is curl.</text:p>
      <text:p text:style-name="P42">Example:</text:p>
      <text:p text:style-name="P42"/>
      <text:p text:style-name="P40">#!/bin/bash</text:p>
      <text:p text:style-name="P40">"curl -H "Content-Type: application/json" -d '{"id":"1", "jsonrpc":"2.0", </text:p>
      <text:p text:style-name="P40">"method":"state_getRuntimeVersion", "params":[]}' https://vm.mvs.org/mainnet_rpc" </text:p>
      <text:p text:style-name="P41"/>
      <text:p text:style-name="P39">List of calls:</text:p>
      <text:p text:style-name="P38"/>
      <text:p text:style-name="P38">* <text:span text:style-name="T23">calls marked with an asterix are under development</text:span></text:p>
      <text:p text:style-name="Standard"/>
      <text:p text:style-name="Standard"><text:span text:style-name="T1">account_nextIndex</text:span> (<text:span text:style-name="T15">account: AccountId</text:span><text:span text:style-name="T3">)</text:span></text:p>
      <text:p text:style-name="P2">Returns the next valid index (aka nonce) for given account.</text:p>
      <text:p text:style-name="P2">This method takes into consideration all pending transactions currently</text:p>
      <text:p text:style-name="P2">in the pool and if no transactions are found in the pool it fallbacks</text:p>
      <text:p text:style-name="P2">to query the index from the runtime (aka. state nonce).</text:p>
      <text:p text:style-name="Standard"/>
      <text:p text:style-name="Standard"><text:span text:style-name="T1">author_hasKey</text:span> (<text:span text:style-name="T15">public_key: Bytes, key_type: String</text:span>)</text:p>
      <text:p text:style-name="Standard">Checks if the keystore has private keys for the given public key and</text:p>
      <text:p text:style-name="Standard">key type. Returns `true` if a private key could be found.</text:p>
      <text:p text:style-name="Standard"/>
      <text:p text:style-name="Standard"><text:span text:style-name="T1">author_hasSessionKeys</text:span> (<text:span text:style-name="T15">session_keys: Bytes</text:span>)</text:p>
      <text:p text:style-name="Standard">Checks if the keystore has private keys for the given session public</text:p>
      <text:p text:style-name="Standard">keys. `session_keys` is the SCALE encoded session keys object from the</text:p>
      <text:p text:style-name="Standard">runtime. Returns `true` iff all private keys could be found.</text:p>
      <text:p text:style-name="Standard"/>
      <text:p text:style-name="Standard"><text:span text:style-name="T1">author_insertKey</text:span> (<text:span text:style-name="T15">key_type: String,suri: String, public: Bytes</text:span>)</text:p>
      <text:p text:style-name="Standard">Insert a key into the keystore.</text:p>
      <text:p text:style-name="Standard"/>
      <text:p text:style-name="Standard"><text:span text:style-name="T1">author_pendingExtrinsics</text:span> ()</text:p>
      <text:p text:style-name="Standard">Returns all pending extrinsics, potentially grouped by sender.</text:p>
      <text:p text:style-name="Standard"/>
      <text:p text:style-name="Standard"><text:span text:style-name="T1">author_removeExtrinsic </text:span>(<text:span text:style-name="T15">bytes_or_hash: Vec&lt;hash::ExtrinsicOrHash&lt;Hash&gt;&gt;</text:span>)</text:p>
      <text:p text:style-name="Standard">Remove given extrinsic from the pool and temporarily ban it to prevent</text:p>
      <text:p text:style-name="Standard">reimporting.</text:p>
      <text:p text:style-name="Standard"/>
      <text:p text:style-name="Standard"><text:span text:style-name="T1">author_rotateKeys</text:span> ()</text:p>
      <text:p text:style-name="Standard">Generate new session keys and returns the corresponding public keys.</text:p>
      <text:p text:style-name="Standard"/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>author_submitAndWatchExtrinsic</text:span> (<text:span text:style-name="T15">metadata: Self::Metadata,</text:span></text:p>
      <text:p text:style-name="P30"><text:s text:c="32"/><text:tab/><text:tab/><text:tab/> <text:s text:c="2"/>subscriber: Subscriber&lt;TransactionStatus&lt;Hash, <text:tab/><text:tab/><text:tab/><text:tab/><text:tab/><text:tab/><text:tab/> <text:s text:c="2"/>BlockHash&gt;&gt;,</text:p>
      <text:p text:style-name="P30"><text:tab/><text:tab/> <text:s text:c="23"/><text:tab/> <text:s text:c="2"/>bytes: Bytes</text:p>
      <text:p text:style-name="Standard"><text:tab/><text:tab/><text:tab/><text:tab/><text:tab/> )</text:p>
      <text:p text:style-name="Standard"/>
      <text:p text:style-name="Standard">Submit an extrinsic to watch. See [`TransactionStatus`](sp_transaction_pool::TransactionStatus) for</text:p>
      <text:p text:style-name="Standard">details on transaction life cycle.</text:p>
      <text:p text:style-name="Standard"/>
      <text:p text:style-name="Standard"><text:span text:style-name="T1">author_submitExtrinsic</text:span> (<text:span text:style-name="T15">extrinsic: Bytes</text:span>)</text:p>
      <text:p text:style-name="Standard">Submit hex-encoded extrinsic for inclusion in block.</text:p>
      <text:p text:style-name="Standard"/>
      <text:p text:style-name="Standard"><text:span text:style-name="T1">author_unwatchExtrinsic</text:span> (<text:span text:style-name="T15">metadata: Option&lt;Self::Metadata&gt;,</text:span></text:p>
      <text:p text:style-name="Standard"><text:span text:style-name="T15"><text:tab/><text:tab/> <text:s text:c="21"/>id: SubscriptionId</text:span>)</text:p>
      <text:p text:style-name="Standard">Unsubscribe from extrinsic watching.</text:p>
      <text:p text:style-name="Standard"/>
      <text:p text:style-name="Standard"><text:span text:style-name="T1">babe_epochAuthorship</text:span> ()</text:p>
      <text:p text:style-name="Standard">Returns data about which slots (primary or secondary) can be claimed in</text:p>
      <text:p text:style-name="Standard">the current epoch with the keys in the keystore.</text:p>
      <text:p text:style-name="Standard"/>
      <text:p text:style-name="P37"><text:span text:style-name="T1">balances_usableBalance</text:span> (<text:span text:style-name="T15">instance: u8, </text:span></text:p>
      <text:p text:style-name="P37"><text:span text:style-name="T15"><text:tab/><text:tab/><text:tab/> <text:s text:c="7"/>who: AccountId</text:span>)</text:p>
      <text:p text:style-name="Standard">Node-specific RPC methods for interaction with balances.</text:p>
      <text:p text:style-name="Standard"/>
      <text:p text:style-name="Standard"><text:span text:style-name="T1">chain_getBlock (</text:span><text:span text:style-name="T15">hash: Option&lt;Hash&gt;</text:span>)</text:p>
      <text:p text:style-name="Standard">Get header and body of a relay chain block.</text:p>
      <text:p text:style-name="Standard"/>
      <text:p text:style-name="Standard"><text:span text:style-name="T1">chain_getBlockHash</text:span> (<text:span text:style-name="T15">hash: Option&lt;ListOrValue&lt;NumberOrHex&gt;&gt;</text:span>)</text:p>
      <text:p text:style-name="Standard">Get hash of the n-th block in the canon chain. By default returns</text:p>
      <text:p text:style-name="Standard">latest block hash.</text:p>
      <text:p text:style-name="Standard"/>
      <text:p text:style-name="Standard"><text:span text:style-name="T1">chain_getFinalisedHead</text:span> ()</text:p>
      <text:p text:style-name="Standard">Get hash of the last finalized block in the canon chain.</text:p>
      <text:p text:style-name="Standard"/>
      <text:p text:style-name="Standard"><text:span text:style-name="T1">chain_getHead</text:span> (<text:span text:style-name="T15">hash: Option&lt;ListOrValue&lt;NumberOrHex&gt;&gt;</text:span>)</text:p>
      <text:p text:style-name="Standard">Get hash of the n-th block in the canon chain. By default returns</text:p>
      <text:p text:style-name="Standard">latest block hash.</text:p>
      <text:p text:style-name="Standard"/>
      <text:p text:style-name="Standard"><text:span text:style-name="T1">chain_getHeader</text:span> (<text:span text:style-name="T17">hash: Option&lt;Hash&gt;</text:span>)</text:p>
      <text:p text:style-name="Standard">Get header of a relay chain block.</text:p>
      <text:p text:style-name="P3"/>
      <text:p text:style-name="Standard"><text:span text:style-name="T1">chain_getRuntimeVersion</text:span> (<text:span text:style-name="T15">hash: Option&lt;Hash&gt;</text:span>)</text:p>
      <text:p text:style-name="Standard">Get the runtime version.</text:p>
      <text:p text:style-name="P3"/>
      <text:p text:style-name="P23"><text:span text:style-name="T1">chain_subscribeAllHeads</text:span> (<text:span text:style-name="T15">metadata: Self::Metadata, </text:span></text:p>
      <text:p text:style-name="P23"><text:span text:style-name="T15"><text:tab/><text:tab/><text:tab/> <text:s text:c="9"/>subscriber: Subscriber&lt;Header&gt;</text:span>)</text:p>
      <text:p text:style-name="Standard"/>
      <text:p text:style-name="P23"><text:span text:style-name="T1"/></text:p>
      <text:p text:style-name="P23"><text:span text:style-name="T1"/></text:p>
      <text:p text:style-name="P23"><text:soft-page-break/><text:span text:style-name="T1">All head subscription</text:span> (<text:span text:style-name="T15">metadata: Self::Metadata, </text:span></text:p>
      <text:p text:style-name="P23"><text:span text:style-name="T15"><text:tab/><text:tab/><text:tab/> <text:s text:c="2"/>subscriber: Subscriber&lt;Header&gt;</text:span>)</text:p>
      <text:p text:style-name="Standard">Finalized head subscription operations.</text:p>
      <text:p text:style-name="Standard"/>
      <text:p text:style-name="P37"><text:span text:style-name="T1">chain_subscribeNewHead</text:span> (<text:span text:style-name="T15">metadata: Self::Metadata, </text:span></text:p>
      <text:p text:style-name="P37"><text:span text:style-name="T15"><text:tab/><text:tab/><text:tab/> <text:s text:c="10"/>subscriber: Subscriber&lt;Header&gt;</text:span>)</text:p>
      <text:p text:style-name="Standard">Finalized head subscription operations.</text:p>
      <text:p text:style-name="Standard"/>
      <text:p text:style-name="P23"><text:span text:style-name="T1"/></text:p>
      <text:p text:style-name="P23"><text:span text:style-name="T1"/></text:p>
      <text:p text:style-name="P23"><text:span text:style-name="T1">chain_subscribeNewHeads</text:span> (<text:span text:style-name="T15">metadata: Self::Metadata, </text:span></text:p>
      <text:p text:style-name="P23"><text:span text:style-name="T15"><text:tab/><text:tab/><text:tab/><text:tab/>subscriber: Subscriber&lt;Header&gt;</text:span>)</text:p>
      <text:p text:style-name="Standard">Finalized head subscription operations.</text:p>
      <text:p text:style-name="Standard"/>
      <text:p text:style-name="Standard"><text:span text:style-name="T1">chain_subscribeRuntimeVersion</text:span> (<text:span text:style-name="T15">metadata: Self::Metadata, </text:span></text:p>
      <text:p text:style-name="Standard"><text:span text:style-name="T15"><text:tab/><text:tab/><text:tab/><text:tab/> <text:s text:c="10"/>subscriber: Subscriber&lt;RuntimeVersion&gt;</text:span>)</text:p>
      <text:p text:style-name="P1"/>
      <text:p text:style-name="P1">New runtime version subscription alias of state_subscribeRuntimeVersion</text:p>
      <text:p text:style-name="P1"/>
      <text:p text:style-name="P9"><text:span text:style-name="T4">chain_unsubscribeAllHeads</text:span><text:span text:style-name="T11"> (</text:span><text:span text:style-name="T18">metadata: Option&lt;Self::Metadata&gt;,</text:span></text:p>
      <text:p text:style-name="P9"><text:span text:style-name="T18"><text:tab/><text:tab/><text:tab/><text:tab/> id: SubscriptionId</text:span><text:span text:style-name="T11">)</text:span></text:p>
      <text:p text:style-name="P1"/>
      <text:p text:style-name="P6">chain_unsubscribeFinalisedHeads() <text:span text:style-name="T10">alias chain_unsubscribeAllHeads</text:span></text:p>
      <text:p text:style-name="P1"/>
      <text:p text:style-name="P7">chain_unsubscribeNewHead <text:span text:style-name="T10">alias chain_unsubscribeAllHeads</text:span></text:p>
      <text:p text:style-name="P7"/>
      <text:p text:style-name="P7">chain_unsubscribeNewHeads <text:span text:style-name="T13">(</text:span><text:span text:style-name="T20">metadata: Option&lt;Self::Metadata&gt;,</text:span></text:p>
      <text:p text:style-name="P22"><text:span text:style-name="T21"><text:tab/><text:tab/><text:tab/><text:tab/> <text:s text:c="3"/>id: SubscriptionId</text:span><text:span text:style-name="T6">)</text:span></text:p>
      <text:p text:style-name="P1"/>
      <text:p text:style-name="P25"><text:span text:style-name="T5">chain_unsubscribeRuntimeVersion</text:span><text:span text:style-name="T6">(</text:span><text:span text:style-name="T19">metadata: Option&lt;Self::Metadata&gt;, </text:span></text:p>
      <text:p text:style-name="P25"><text:span text:style-name="T19"><text:tab/><text:tab/><text:tab/><text:tab/><text:tab/>id: SubscriptionId</text:span><text:span text:style-name="T6">)</text:span></text:p>
      <text:p text:style-name="P24">Finalized head and RuntimeVersion unsubscription operations.</text:p>
      <text:p text:style-name="Standard"/>
      <text:p text:style-name="Standard"><text:span text:style-name="T1">childstate_getKeys </text:span>(<text:span text:style-name="T15">child_storage_key: PrefixedStorageKey,</text:span></text:p>
      <text:p text:style-name="P30"><text:tab/><text:tab/> <text:s text:c="10"/>prefix: StorageKey,</text:p>
      <text:p text:style-name="Standard"><text:span text:style-name="T15"><text:tab/><text:tab/> <text:s text:c="10"/>hash: Option&lt;Hash&gt;</text:span>)</text:p>
      <text:p text:style-name="Standard">Returns the keys with prefix from a child storage, leave empty to get</text:p>
      <text:p text:style-name="Standard">all the keys</text:p>
      <text:p text:style-name="Standard"/>
      <text:p text:style-name="Standard"><text:span text:style-name="T1">childstate_getStorage</text:span> (<text:span text:style-name="T15">child_storage_key: PrefixedStorageKey,</text:span></text:p>
      <text:p text:style-name="P30"><text:tab/><text:tab/> <text:s text:c="14"/>key: StorageKey,</text:p>
      <text:p text:style-name="Standard"><text:span text:style-name="T15"><text:tab/><text:tab/> <text:s text:c="14"/>hash: Option&lt;Hash&gt;</text:span>)</text:p>
      <text:p text:style-name="Standard"><text:span text:style-name="T12">Returns a child storage</text:span> entry at a specific block's state</text:p>
      <text:p text:style-name="Standard"/>
      <text:p text:style-name="Standard"><text:span text:style-name="T1">childstate_getStorageSize </text:span>(<text:span text:style-name="T15">child_storage_key: PrefixedStorageKey,</text:span></text:p>
      <text:p text:style-name="P30"><text:tab/><text:tab/> <text:s text:c="21"/>key: StorageKey,</text:p>
      <text:p text:style-name="Standard"><text:span text:style-name="T15"><text:tab/><text:tab/> <text:s text:c="21"/>hash: Option&lt;Hash&gt;</text:span>)</text:p>
      <text:p text:style-name="Standard">Returns the size of a child storage entry at a block's state.</text:p>
      <text:p text:style-name="Standard"/>
      <text:p text:style-name="Standard"><text:soft-page-break/><text:span text:style-name="T1">eth_accounts</text:span> ()*</text:p>
      <text:p text:style-name="Standard">Returns EVM accounts list.</text:p>
      <text:p text:style-name="Standard"/>
      <text:p text:style-name="Standard"><text:span text:style-name="T1">eth_blockNumber </text:span>()</text:p>
      <text:p text:style-name="Standard">Returns highest block number from EVM perspective.</text:p>
      <text:p text:style-name="Standard"><text:span text:style-name="T1"/></text:p>
      <text:p text:style-name="P25"><text:span text:style-name="T1">eth_call </text:span>(<text:span text:style-name="T15">_: CallRequest, </text:span></text:p>
      <text:p text:style-name="P25"><text:span text:style-name="T15"><text:tab/> <text:s text:c="3"/>_: Option&lt;BlockNumber&gt;</text:span>)</text:p>
      <text:p text:style-name="Standard">Call contract, returning the output data.</text:p>
      <text:p text:style-name="Standard"/>
      <text:p text:style-name="Standard"><text:span text:style-name="T1">eth_chainId</text:span> ()</text:p>
      <text:p text:style-name="Standard">Returns the chain ID used for transaction signing at the current best</text:p>
      <text:p text:style-name="Standard">block. None is returned if not.</text:p>
      <text:p text:style-name="Standard"/>
      <text:p text:style-name="P26"><text:span text:style-name="T1">eth_estimateGas</text:span> (<text:span text:style-name="T15">_: CallRequest, </text:span></text:p>
      <text:p text:style-name="P26"><text:span text:style-name="T15"><text:tab/><text:tab/> <text:s text:c="6"/>_: Option&lt;BlockNumber&gt;</text:span>)</text:p>
      <text:p text:style-name="Standard">Estimate gas needed for execution of given contract.</text:p>
      <text:p text:style-name="Standard"/>
      <text:p text:style-name="Standard"><text:span text:style-name="T1">eth_gasPrice</text:span> ()</text:p>
      <text:p text:style-name="Standard">Returns current gas_price.</text:p>
      <text:p text:style-name="Standard"/>
      <text:p text:style-name="P26"><text:span text:style-name="T1">eth_getBalance</text:span> (<text:span text:style-name="T15">_: H160, </text:span></text:p>
      <text:p text:style-name="P26"><text:span text:style-name="T15"><text:tab/><text:tab/> <text:s text:c="4"/>_: Option&lt;BlockNumber&gt;</text:span>)</text:p>
      <text:p text:style-name="Standard">Returns balance of the given account.</text:p>
      <text:p text:style-name="Standard"/>
      <text:p text:style-name="P26"><text:span text:style-name="T1">eth_getBlockByHash</text:span> (<text:span text:style-name="T15">_: H256, </text:span></text:p>
      <text:p text:style-name="P26"><text:span text:style-name="T15"><text:tab/><text:tab/><text:tab/> <text:s text:c="2"/>_: bool</text:span>)</text:p>
      <text:p text:style-name="Standard">Returns block with given hash.</text:p>
      <text:p text:style-name="Standard"/>
      <text:p text:style-name="P26"><text:span text:style-name="T1">eth_getBlockByNumber</text:span> (<text:span text:style-name="T15">_: BlockNumber, </text:span></text:p>
      <text:p text:style-name="P26"><text:span text:style-name="T15"><text:tab/><text:tab/><text:tab/> <text:s text:c="7"/>_: bool</text:span>)</text:p>
      <text:p text:style-name="Standard">Returns block with given number.</text:p>
      <text:p text:style-name="Standard"/>
      <text:p text:style-name="Standard"><text:span text:style-name="T1">eth_getBlockTransactionCountByHash</text:span> (<text:span text:style-name="T15">_: H256</text:span>)</text:p>
      <text:p text:style-name="Standard">Returns the number of transactions in a block with given hash.</text:p>
      <text:p text:style-name="Standard"/>
      <text:p text:style-name="Standard"><text:span text:style-name="T1">eth_getBlockTransactionCountByNumber</text:span> (<text:span text:style-name="T15">_: BlockNumber</text:span>)</text:p>
      <text:p text:style-name="Standard">Returns the number of transactions in a block with given block number.</text:p>
      <text:p text:style-name="Standard"/>
      <text:p text:style-name="P27"><text:span text:style-name="T1">eth_getCode</text:span> (<text:span text:style-name="T15">_: H160, </text:span></text:p>
      <text:p text:style-name="P27"><text:span text:style-name="T15"><text:tab/><text:tab/>_: Option&lt;BlockNumber&gt;</text:span>)</text:p>
      <text:p text:style-name="Standard">Returns the code at given address at given time (block number).</text:p>
      <text:p text:style-name="Standard"/>
      <text:p text:style-name="Standard"><text:span text:style-name="T1">eth_getLogs</text:span> (<text:span text:style-name="T15">_: Filter</text:span>)</text:p>
      <text:p text:style-name="Standard">Returns logs matching given filter object.</text:p>
      <text:p text:style-name="Standard"/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oft-page-break/><text:span text:style-name="T1">eth_getStorageAt</text:span> (<text:span text:style-name="T15">_: H160, </text:span></text:p>
      <text:p text:style-name="P35"><text:span text:style-name="T3"><text:tab/><text:tab/> <text:s text:c="7"/>_: U256, </text:span></text:p>
      <text:p text:style-name="P27"><text:span text:style-name="T15"><text:tab/><text:tab/> <text:s text:c="7"/>_: Option&lt;BlockNumber&gt;</text:span>)</text:p>
      <text:p text:style-name="Standard">Returns content of the storage at given address.</text:p>
      <text:p text:style-name="Standard"><text:span text:style-name="T1"/></text:p>
      <text:p text:style-name="P27"><text:span text:style-name="T1">eth_getTransactionByBlockHashAndIndex</text:span> ( <text:span text:style-name="T15">_: H256, </text:span></text:p>
      <text:p text:style-name="P27"><text:span text:style-name="T15"><text:tab/><text:tab/><text:tab/><text:tab/><text:tab/><text:tab/> <text:s text:c="5"/>_: Index</text:span>)</text:p>
      <text:p text:style-name="Standard">Returns transaction at given block hash and index.</text:p>
      <text:p text:style-name="Standard"><text:span text:style-name="T1"/></text:p>
      <text:p text:style-name="Standard"><text:span text:style-name="T1">eth_getTransactionByBlockNumberAndIndex</text:span>( <text:span text:style-name="T15">v_: BlockNumber,</text:span></text:p>
      <text:p text:style-name="P11"><text:span text:style-name="T15"><text:tab/><text:tab/> <text:s text:c="31"/><text:tab/><text:tab/><text:tab/>_: Index</text:span>)</text:p>
      <text:p text:style-name="Standard">Returns transaction by given block number and index.</text:p>
      <text:p text:style-name="Standard"/>
      <text:p text:style-name="Standard"><text:span text:style-name="T1">eth_getTransactionByHash</text:span> (<text:span text:style-name="T15">_: H256</text:span>)</text:p>
      <text:p text:style-name="Standard">Get transaction by its hash.</text:p>
      <text:p text:style-name="Standard"/>
      <text:p text:style-name="P28"><text:span text:style-name="T1">eth_getTransactionCount </text:span>(<text:span text:style-name="T15">_: H160, </text:span></text:p>
      <text:p text:style-name="P28"><text:span text:style-name="T15"><text:tab/><text:tab/><text:tab/> <text:s text:c="9"/>_: Option&lt;BlockNumber&gt;</text:span>)</text:p>
      <text:p text:style-name="Standard">Returns the number of transactions sent from given address at given</text:p>
      <text:p text:style-name="Standard">time (block number).</text:p>
      <text:p text:style-name="Standard"/>
      <text:p text:style-name="Standard"><text:span text:style-name="T1">eth_getTransactionReceipt</text:span> (<text:span text:style-name="T15">_: H256</text:span>)</text:p>
      <text:p text:style-name="Standard">Returns transaction receipt by transaction hash.</text:p>
      <text:p text:style-name="Standard"/>
      <text:p text:style-name="P37"><text:span text:style-name="T1">eth_getUncleByBlockHashAndIndex</text:span> (<text:span text:style-name="T15">_: H256, </text:span></text:p>
      <text:p text:style-name="P37"><text:span text:style-name="T15"><text:s/><text:tab/><text:tab/><text:tab/><text:tab/><text:tab/> <text:s text:c="5"/>_: Index</text:span>)</text:p>
      <text:p text:style-name="Standard">Returns Unlce by block hash and index</text:p>
      <text:p text:style-name="Standard"/>
      <text:p text:style-name="P28"><text:span text:style-name="T1">eth_getUncleByBlockNumberAndIndex</text:span> (<text:span text:style-name="T15">_: BlockNumber, </text:span></text:p>
      <text:p text:style-name="P28"><text:span text:style-name="T15"><text:tab/><text:tab/><text:tab/><text:tab/><text:tab/> <text:s text:c="10"/>_: Index</text:span>)</text:p>
      <text:p text:style-name="Standard">Returns an uncle at given block and index.</text:p>
      <text:p text:style-name="Standard"/>
      <text:p text:style-name="Standard"><text:span text:style-name="T1">eth_getUncleCountByBlockHash</text:span> (<text:span text:style-name="T15">_: H256</text:span><text:span text:style-name="T7">)</text:span></text:p>
      <text:p text:style-name="Standard">Returns the number of uncles in a block with given hash.</text:p>
      <text:p text:style-name="Standard"/>
      <text:p text:style-name="Standard"><text:span text:style-name="T1">eth_getUncleCountByBlockNumber</text:span> (<text:span text:style-name="T15">_: BlockNumber</text:span>)</text:p>
      <text:p text:style-name="Standard">Returns the number of uncles in a block with given block number.</text:p>
      <text:p text:style-name="Standard"/>
      <text:p text:style-name="Standard"><text:span text:style-name="T1">eth_getWork</text:span> ()*</text:p>
      <text:p text:style-name="Standard">Returns the hash of the current block, the seedHash, and the boundary</text:p>
      <text:p text:style-name="Standard">condition to be met.</text:p>
      <text:p text:style-name="Standard"/>
      <text:p text:style-name="Standard"><text:span text:style-name="T1">eth_hashrate </text:span>()</text:p>
      <text:p text:style-name="Standard">Returns the number of hashes per second that the node is mining with.</text:p>
      <text:p text:style-name="Standard"/>
      <text:p text:style-name="Standard"><text:span text:style-name="T1">eth_mining </text:span>()</text:p>
      <text:p text:style-name="Standard">Returns true if client is actively mining new blocks.</text:p>
      <text:p text:style-name="Standard"/>
      <text:p text:style-name="Standard"><text:span text:style-name="T1"/></text:p>
      <text:p text:style-name="Standard"><text:soft-page-break/><text:span text:style-name="T1">eth_protocolVersion</text:span> ()</text:p>
      <text:p text:style-name="Standard">Returns protocol version encoded as a string (quotes are necessary</text:p>
      <text:p text:style-name="Standard">here).</text:p>
      <text:p text:style-name="Standard"><text:span text:style-name="T1"/></text:p>
      <text:p text:style-name="Standard"><text:span text:style-name="T1">eth_sendRawTransaction</text:span> (<text:span text:style-name="T15">_: Bytes</text:span>)</text:p>
      <text:p text:style-name="Standard">Sends signed transaction, returning its hash.</text:p>
      <text:p text:style-name="Standard"><text:span text:style-name="T1"/></text:p>
      <text:p text:style-name="Standard"><text:span text:style-name="T1">eth_sendTransaction </text:span>(<text:span text:style-name="T15">_: TransactionRequest</text:span>)</text:p>
      <text:p text:style-name="Standard">Sends transaction; will block waiting for signer to return the</text:p>
      <text:p text:style-name="Standard">transaction hash.</text:p>
      <text:p text:style-name="Standard"/>
      <text:p text:style-name="P29"><text:span text:style-name="T1">eth_submitHashrate</text:span> (<text:span text:style-name="T15">_: U256, </text:span></text:p>
      <text:p text:style-name="P29"><text:span text:style-name="T15"><text:tab/><text:tab/><text:tab/> <text:s/>_: H256</text:span>)</text:p>
      <text:p text:style-name="Standard">Used for submitting mining hashrate.</text:p>
      <text:p text:style-name="Standard"/>
      <text:p text:style-name="P29"><text:span text:style-name="T1">eth_submitWork</text:span> ( <text:span text:style-name="T15">_: H64, </text:span></text:p>
      <text:p text:style-name="P36"><text:span text:style-name="T3"><text:tab/><text:tab/> <text:s text:c="7"/>_: H256, </text:span></text:p>
      <text:p text:style-name="P29"><text:span text:style-name="T15"><text:s/><text:tab/><text:tab/> <text:s text:c="7"/>_: H256</text:span>)</text:p>
      <text:p text:style-name="Standard">Used for submitting a proof-of-work solution.</text:p>
      <text:p text:style-name="Standard"/>
      <text:p text:style-name="P29"><text:span text:style-name="T1">eth_subscribe</text:span> (<text:span text:style-name="T15">_: Self::Metadata,</text:span></text:p>
      <text:p text:style-name="P31"><text:tab/><text:tab/> <text:s/>_: typed::Subscriber&lt;pubsub::Result&gt;,</text:p>
      <text:p text:style-name="P31"><text:tab/><text:tab/> <text:s/>_: pubsub::Kind,</text:p>
      <text:p text:style-name="P29"><text:span text:style-name="T15"><text:tab/><text:tab/> <text:s/>_: Option&lt;pubsub::Params&gt;</text:span>)</text:p>
      <text:p text:style-name="Standard">Subscribe to Eth subscription.</text:p>
      <text:p text:style-name="Standard"/>
      <text:p text:style-name="Standard"><text:span text:style-name="T1">eth_syncing</text:span> ()</text:p>
      <text:p text:style-name="Standard">Returns an object with data about the sync status or false.</text:p>
      <text:p text:style-name="Standard"/>
      <text:p text:style-name="P29"><text:span text:style-name="T1">eth_unsubscribe </text:span>(<text:span text:style-name="T15">_: Option&lt;Self::Metadata&gt;, </text:span></text:p>
      <text:p text:style-name="P29"><text:span text:style-name="T15"><text:tab/><text:tab/> <text:s text:c="6"/>_: SubscriptionId</text:span>)</text:p>
      <text:p text:style-name="Standard">Unsubscribe from existing Eth subscription.</text:p>
      <text:p text:style-name="Standard"/>
      <text:p text:style-name="P29"><text:span text:style-name="T1">grandpa_proveFinality</text:span> ( <text:span text:style-name="T15">begin: Hash, </text:span></text:p>
      <text:p text:style-name="P30"><text:s text:c="24"/><text:tab/> <text:s text:c="6"/>end: Hash, </text:p>
      <text:p text:style-name="Standard"><text:span text:style-name="T15"><text:s text:c="24"/><text:tab/> <text:s text:c="5"/>authorities_set_id: u64</text:span>)</text:p>
      <text:p text:style-name="Standard">Prove finality for the given block number by returning the</text:p>
      <text:p text:style-name="Standard">justification for the last block in the set and all the intermediary</text:p>
      <text:p text:style-name="Standard">headers to link them together.</text:p>
      <text:p text:style-name="Standard"/>
      <text:p text:style-name="Standard"><text:span text:style-name="T1">grandpa_roundState</text:span> ()</text:p>
      <text:p text:style-name="Standard">Returns the state of the current best round state as well as the</text:p>
      <text:p text:style-name="Standard">ongoing background rounds.</text:p>
      <text:p text:style-name="Standard"/>
      <text:p text:style-name="P29"><text:span text:style-name="T1">grandpa_subscribeJustifications</text:span> (<text:span text:style-name="T15">metadata: Self::Metadata,</text:span></text:p>
      <text:p text:style-name="P29"><text:span text:style-name="T15"><text:tab/><text:tab/><text:tab/><text:tab/> <text:s text:c="9"/>subscriber: Subscriber&lt;Notification&gt;</text:span>) <text:s text:c="31"/></text:p>
      <text:p text:style-name="Standard">Returns the block most recently finalized by Grandpa, alongside side</text:p>
      <text:p text:style-name="Standard">its justification.</text:p>
      <text:p text:style-name="P12"><text:span text:style-name="T1"/></text:p>
      <text:p text:style-name="P12"><text:soft-page-break/><text:span text:style-name="T1">grandpa_unsubscribeJustifications</text:span> (<text:span text:style-name="T15">metadata: Option&lt;Self::Metadata&gt;,</text:span></text:p>
      <text:p text:style-name="P12"><text:span text:style-name="T15"><text:tab/><text:tab/> <text:s text:c="26"/><text:tab/> <text:s text:c="2"/>id: SubscriptionId</text:span>)</text:p>
      <text:p text:style-name="Standard">Unsubscribe from receiving notifications about recently finalized</text:p>
      <text:p text:style-name="Standard">blocks.</text:p>
      <text:p text:style-name="Standard"/>
      <text:p text:style-name="Standard"><text:span text:style-name="T1">headerMMR_genProof</text:span> (<text:span text:style-name="T15">block_number_of_member_leaf: u64,</text:span></text:p>
      <text:p text:style-name="Standard"><text:span text:style-name="T15"><text:tab/><text:tab/> <text:s text:c="17"/>block_number_of_last_leaf: u64</text:span>)</text:p>
      <text:p text:style-name="Standard">Get the MMR proof for a certain height, block number of member leaf,</text:p>
      <text:p text:style-name="Standard">block number of the lastest leafnet_listening,</text:p>
      <text:p text:style-name="Standard">Returns true if client is actively listening for network connections.</text:p>
      <text:p text:style-name="Standard">Otherwise false.</text:p>
      <text:p text:style-name="Standard"/>
      <text:p text:style-name="Standard"><text:span text:style-name="T1">net_peerCount</text:span> ()</text:p>
      <text:p text:style-name="Standard">Returns number of peers connected to node.</text:p>
      <text:p text:style-name="Standard"/>
      <text:p text:style-name="Standard"><text:span text:style-name="T1">net_version</text:span> ()</text:p>
      <text:p text:style-name="Standard">Returns protocol version.</text:p>
      <text:p text:style-name="Standard"/>
      <text:p text:style-name="P29"><text:span text:style-name="T1">offchain_localStorageGet</text:span> (<text:span text:style-name="T15">kind: StorageKind,</text:span></text:p>
      <text:p text:style-name="P29"><text:span text:style-name="T15"><text:tab/><text:tab/><text:tab/> <text:s text:c="9"/>key: Bytes</text:span>)</text:p>
      <text:p text:style-name="Standard">Get offchain local storage under given key and prefix.</text:p>
      <text:p text:style-name="Standard"/>
      <text:p text:style-name="P29"><text:span text:style-name="T1">offchain_localStorageSet</text:span> (<text:span text:style-name="T15">kind: StorageKind, </text:span></text:p>
      <text:p text:style-name="P31"><text:tab/><text:tab/><text:tab/> <text:s text:c="8"/>key: Bytes, </text:p>
      <text:p text:style-name="P29"><text:span text:style-name="T15"><text:tab/><text:tab/><text:tab/> <text:s text:c="8"/>valu</text:span><text:span text:style-name="T16">e: Bytes</text:span>)</text:p>
      <text:p text:style-name="Standard">Set offchain local storage under given key and prefix.</text:p>
      <text:p text:style-name="Standard"/>
      <text:p text:style-name="P13"><text:span text:style-name="T1">payment_queryFeeDetails</text:span> (<text:span text:style-name="T15">encoded_xt: Bytes,</text:span></text:p>
      <text:p text:style-name="Standard"><text:span text:style-name="T15"><text:tab/><text:tab/><text:tab/><text:tab/>at: Option&lt;BlockHash&gt;</text:span>)</text:p>
      <text:p text:style-name="Standard">Query the fee of a payment</text:p>
      <text:p text:style-name="Standard"/>
      <text:p text:style-name="P13"><text:span text:style-name="T1">payment_queryInfo</text:span> <text:s/>(<text:span text:style-name="T15">encoded_xt: Bytes,</text:span></text:p>
      <text:p text:style-name="Standard"><text:span text:style-name="T15"><text:tab/><text:tab/><text:tab/> <text:s/>at: Option&lt;BlockHash&gt;</text:span>)</text:p>
      <text:p text:style-name="Standard">Get details regarding payment fee.</text:p>
      <text:p text:style-name="Standard"/>
      <text:p text:style-name="Standard"><text:span text:style-name="T1">staking_powerOf</text:span> (<text:span text:style-name="T15">who: AccountId</text:span>)</text:p>
      <text:p text:style-name="Standard">Retrunt the power on a certain AccountId in a staking context.</text:p>
      <text:p text:style-name="Standard"/>
      <text:p text:style-name="Standard"><text:span text:style-name="T1">state_call</text:span> (<text:span text:style-name="T15">name: String, </text:span></text:p>
      <text:p text:style-name="P44"><text:s text:c="18"/>bytes: Bytes, </text:p>
      <text:p text:style-name="P43"><text:span text:style-name="T15"><text:s text:c="18"/>hash: Option&lt;Hash&gt;</text:span>)</text:p>
      <text:p text:style-name="Standard">Call a contract's block state</text:p>
      <text:p text:style-name="P13"><text:span text:style-name="T1"/></text:p>
      <text:p text:style-name="P13"><text:span text:style-name="T1">state_callAt </text:span>(<text:span text:style-name="T15">name: String, </text:span></text:p>
      <text:p text:style-name="P32"><text:tab/> <text:s text:c="10"/>bytes: Bytes, </text:p>
      <text:p text:style-name="P13"><text:span text:style-name="T15"><text:tab/> <text:s text:c="10"/>hash: Option&lt;Hash&gt;</text:span>)</text:p>
      <text:p text:style-name="Standard">Call a contract at a block's state.</text:p>
      <text:p text:style-name="Standard"/>
      <text:p text:style-name="P13"><text:span text:style-name="T1"/></text:p>
      <text:p text:style-name="P13"><text:soft-page-break/><text:span text:style-name="T1">state_getKeys</text:span> <text:span text:style-name="T8">(</text:span><text:span text:style-name="T15">prefix: StorageKey, </text:span></text:p>
      <text:p text:style-name="P13"><text:span text:style-name="T15"><text:tab/><text:tab/> <text:s/>hash: Option&lt;Hash&gt;</text:span>)</text:p>
      <text:p text:style-name="Standard">Returns the keys with prefix, leave empty to get all the keys.</text:p>
      <text:p text:style-name="Standard"/>
      <text:p text:style-name="Standard"/>
      <text:p text:style-name="P13"><text:span text:style-name="T1">state_getKeysPaged </text:span>(<text:span text:style-name="T15">prefix: Option&lt;StorageKey&gt;,</text:span></text:p>
      <text:p text:style-name="P32"><text:tab/><text:tab/><text:tab/>count: u32,</text:p>
      <text:p text:style-name="P32"><text:tab/><text:tab/><text:tab/>start_key: Option&lt;StorageKey&gt;,</text:p>
      <text:p text:style-name="P13"><text:span text:style-name="T15"><text:tab/><text:tab/><text:tab/>hash: Option&lt;Hash&gt;</text:span>)</text:p>
      <text:p text:style-name="Standard">Returns the keys with prefix with pagination support.</text:p>
      <text:p text:style-name="Standard">Up to `count` keys will be returned.</text:p>
      <text:p text:style-name="Standard">If `start_key` is passed, return next keys in storage in lexicographic order.</text:p>
      <text:p text:style-name="Standard"/>
      <text:p text:style-name="P13"><text:span text:style-name="T1">state_getKeysPagedAt</text:span> (<text:span text:style-name="T15">prefix: Option&lt;StorageKey&gt;,</text:span></text:p>
      <text:p text:style-name="P30"><text:tab/><text:tab/><text:tab/> <text:s text:c="4"/>count: u32,</text:p>
      <text:p text:style-name="P33"><text:tab/><text:tab/><text:tab/> <text:s text:c="4"/>start_key: Option&lt;StorageKey&gt;,</text:p>
      <text:p text:style-name="P21"><text:span text:style-name="T15"><text:tab/><text:tab/><text:tab/> <text:s text:c="4"/>hash: Option&lt;Hash&gt;</text:span>)</text:p>
      <text:p text:style-name="Standard">Returns the keys with prefix with pagination support.</text:p>
      <text:p text:style-name="Standard">Up to `count` keys will be returned.</text:p>
      <text:p text:style-name="Standard">If `start_key` is passed, return next keys in storage in lexicographic order.</text:p>
      <text:p text:style-name="Standard"/>
      <text:p text:style-name="Standard"><text:span text:style-name="T1">state_getMetadata</text:span> ()</text:p>
      <text:p text:style-name="Standard">Returns the runtime metadata as an opaque blob.state_getPairs,</text:p>
      <text:p text:style-name="Standard">Returns the keys with prefix, leave empty to get all the keys</text:p>
      <text:p text:style-name="Standard"/>
      <text:p text:style-name="Standard"><text:span text:style-name="T1">state_getReadProof</text:span> (<text:span text:style-name="T15">keys: Vec&lt;StorageKey&gt;, </text:span></text:p>
      <text:p text:style-name="Standard"><text:span text:style-name="T15"><text:tab/><text:tab/><text:tab/>hash: Option&lt;Hash&gt;</text:span>)</text:p>
      <text:p text:style-name="Standard">Returns proof of storage entries at a specific block's state.</text:p>
      <text:p text:style-name="Standard"/>
      <text:p text:style-name="Standard"><text:span text:style-name="T1">state_getRuntimeVersion </text:span>(<text:span text:style-name="T15">hash: Option&lt;Hash&gt;</text:span>)</text:p>
      <text:p text:style-name="Standard">Get the runtime version.</text:p>
      <text:p text:style-name="Standard"/>
      <text:p text:style-name="P14"><text:span text:style-name="T1">state_getStorage</text:span> (<text:span text:style-name="T3">key: StorageKey, </text:span></text:p>
      <text:p text:style-name="Standard"><text:span text:style-name="T3"><text:tab/><text:tab/> <text:s text:c="6"/>hash: Option&lt;Hash&gt;</text:span>)</text:p>
      <text:p text:style-name="Standard">Returns a storage entry at a specific block's state.</text:p>
      <text:p text:style-name="Standard"/>
      <text:p text:style-name="P15"><text:span text:style-name="T1">state_getStorageAt</text:span> (<text:span text:style-name="T15">key: StorageKey, </text:span></text:p>
      <text:p text:style-name="Standard"><text:span text:style-name="T15"><text:tab/><text:tab/> <text:s text:c="10"/>hash: Option&lt;Hash</text:span><text:span text:style-name="T14">&gt;</text:span>)</text:p>
      <text:p text:style-name="Standard">Returns the hash of a storage entry at a block's state.</text:p>
      <text:p text:style-name="Standard"/>
      <text:p text:style-name="P16"><text:span text:style-name="T1">state_getStorageHash</text:span> (<text:span text:style-name="T15">key: StorageKey, </text:span></text:p>
      <text:p text:style-name="P16"><text:span text:style-name="T15"><text:tab/><text:tab/><text:tab/> <text:s text:c="3"/>hash: Option&lt;Hash&gt;</text:span>)</text:p>
      <text:p text:style-name="Standard">Returns the hash of a storage entry at a block's state.</text:p>
      <text:p text:style-name="Standard"/>
      <text:p text:style-name="P17"><text:span text:style-name="T1">state_getStorageHashAt</text:span> (<text:span text:style-name="T15">key: StorageKey, </text:span></text:p>
      <text:p text:style-name="P17"><text:span text:style-name="T15"><text:tab/><text:tab/><text:tab/> <text:s text:c="7"/>hash: Option&lt;Hash</text:span><text:span text:style-name="T14">&gt;</text:span>)</text:p>
      <text:p text:style-name="Standard">Returns the hash of a storage entry at a block's state.</text:p>
      <text:p text:style-name="Standard"/>
      <text:p text:style-name="Standard"><text:span text:style-name="T1"/></text:p>
      <text:p text:style-name="Standard"><text:soft-page-break/><text:span text:style-name="T1">state_getStorageSize</text:span> (<text:span text:style-name="T15">key: StorageKey,</text:span></text:p>
      <text:p text:style-name="P21"><text:span text:style-name="T15"><text:tab/><text:tab/><text:tab/> <text:s/>hash: Option&lt;Hash</text:span>)</text:p>
      <text:p text:style-name="Standard">Returns the size of a storage entry at a block's state.</text:p>
      <text:p text:style-name="Standard"/>
      <text:p text:style-name="P17"><text:span text:style-name="T1">state_getStorageSizeAt</text:span> (<text:span text:style-name="T15">key: StorageKey, </text:span></text:p>
      <text:p text:style-name="P17"><text:span text:style-name="T15"><text:tab/><text:tab/><text:tab/> <text:s text:c="5"/>hash: Option&lt;Hash</text:span>)</text:p>
      <text:p text:style-name="Standard"/>
      <text:p text:style-name="P17"><text:span text:style-name="T1">state_queryStorage</text:span> (<text:span text:style-name="T15">keys: Vec&lt;StorageKey&gt;,</text:span></text:p>
      <text:p text:style-name="P34"><text:tab/><text:tab/><text:tab/>block: Hash,</text:p>
      <text:p text:style-name="P17"><text:span text:style-name="T15"><text:tab/><text:tab/><text:tab/>hash: Option&lt;Hash&gt;</text:span>)</text:p>
      <text:p text:style-name="Standard">Query historical storage entries (by key) starting from a block given as the second parameter.</text:p>
      <text:p text:style-name="Standard">NOTE This first returned result contains the initial state of storage for all keys.</text:p>
      <text:p text:style-name="Standard">Subsequent values in the vector represent changes to the previous state (diffs).</text:p>
      <text:p text:style-name="Standard"/>
      <text:p text:style-name="P17"><text:span text:style-name="T1">state_queryStorageAt</text:span> (<text:span text:style-name="T15">keys: Vec&lt;StorageKey&gt;,</text:span></text:p>
      <text:p text:style-name="Standard"><text:span text:style-name="T15"><text:tab/><text:tab/><text:tab/> <text:s text:c="3"/>at: Option&lt;Hash&gt;</text:span>)</text:p>
      <text:p text:style-name="Standard">Query storage entries (by key) starting at block hash given as the second parameter.</text:p>
      <text:p text:style-name="Standard"/>
      <text:p text:style-name="P18"><text:span text:style-name="T1">state_subscribeRuntimeVersion</text:span> (<text:span text:style-name="T15">metadata: Self::Metadata, </text:span></text:p>
      <text:p text:style-name="P18"><text:span text:style-name="T15"><text:tab/><text:tab/><text:tab/><text:tab/> <text:s text:c="8"/>subscriber: Subscriber&lt;RuntimeVersion</text:span>)</text:p>
      <text:p text:style-name="Standard">New runtime version subscription</text:p>
      <text:p text:style-name="Standard"/>
      <text:p text:style-name="P21"><text:span text:style-name="T1">state_subscribeStorage</text:span> (<text:span text:style-name="T15">metadata: Self::Metadata, </text:span></text:p>
      <text:p text:style-name="P30"><text:tab/><text:tab/><text:tab/> <text:s text:c="5"/>subscriber: Subscriber&lt;StorageChangeSet&lt;Hash&gt;&gt;, </text:p>
      <text:p text:style-name="Standard"><text:span text:style-name="T15"><text:tab/><text:tab/><text:tab/> <text:s text:c="5"/>keys: Option&lt;Vec&lt;StorageKey&gt;</text:span>)</text:p>
      <text:p text:style-name="Standard">New storage subscription</text:p>
      <text:p text:style-name="Standard"/>
      <text:p text:style-name="P18"><text:span text:style-name="T1">state_unsubscribeRuntimeVersion</text:span> (<text:span text:style-name="T15">metadata: Option&lt;Self::Metadata&gt;, </text:span></text:p>
      <text:p text:style-name="Standard"><text:span text:style-name="T15"><text:tab/><text:tab/><text:tab/><text:tab/><text:tab/> <text:s/>id: SubscriptionId</text:span>)</text:p>
      <text:p text:style-name="Standard">Unsubscribe from runtime subscription</text:p>
      <text:p text:style-name="Standard"/>
      <text:p text:style-name="P18"><text:span text:style-name="T1">state_unsubscribeStorage</text:span> (<text:span text:style-name="T15">metadata: Option&lt;Self::Metadata&gt;,</text:span></text:p>
      <text:p text:style-name="P18"><text:span text:style-name="T15"><text:tab/><text:tab/><text:tab/> <text:s text:c="7"/>id: SubscriptionId</text:span>)</text:p>
      <text:p text:style-name="Standard">Unsubscribe from storage subscription</text:p>
      <text:p text:style-name="Standard"/>
      <text:p text:style-name="P19"><text:span text:style-name="T1">subscribe_newHead </text:span>(<text:span text:style-name="T15">metadata: Option&lt;Self::Metadata&gt;,</text:span></text:p>
      <text:p text:style-name="Standard"><text:span text:style-name="T15"><text:tab/><text:tab/> <text:s text:c="12"/>id: SubscriptionId</text:span>)</text:p>
      <text:p text:style-name="Standard">New head subscription</text:p>
      <text:p text:style-name="Standard"/>
      <text:p text:style-name="Standard"><text:span text:style-name="T1">sync_state_genSyncSpec </text:span>(<text:span text:style-name="T15">raw: bool</text:span>)</text:p>
      <text:p text:style-name="Standard">Returns the json-serialized chainspec running the node, with a sync</text:p>
      <text:p text:style-name="Standard">state.</text:p>
      <text:p text:style-name="Standard"/>
      <text:p text:style-name="Standard"><text:span text:style-name="T1">system_accountNextIndex</text:span> (<text:span text:style-name="T15">account: AccountId</text:span>)</text:p>
      <text:p text:style-name="Standard">Returns the next valid index (aka nonce) for given account. This method</text:p>
      <text:p text:style-name="Standard">takes into consideration all pending transactions currently in the pool</text:p>
      <text:p text:style-name="Standard">and if no transactions are found in the pool it fallbacks to query the</text:p>
      <text:p text:style-name="Standard">index from the runtime (aka. state nonce).</text:p>
      <text:p text:style-name="Standard"/>
      <text:p text:style-name="Standard"><text:soft-page-break/><text:span text:style-name="T1">system_addLogFilter</text:span> (<text:span text:style-name="T15">directives: String</text:span>)</text:p>
      <text:p text:style-name="Standard">Adds the supplied directives to the current log filter. The syntax is</text:p>
      <text:p text:style-name="Standard">identical to the CLI `&lt;target&gt;=&lt;level&gt;`:`sync=debug,state=trace`</text:p>
      <text:p text:style-name="Standard"/>
      <text:p text:style-name="Standard"><text:span text:style-name="T1">system_addReservedPeer</text:span> (<text:span text:style-name="T14">peer: String</text:span>)</text:p>
      <text:p text:style-name="Standard">Adds a reserved peer. Returns the empty string or an error. The string</text:p>
      <text:p text:style-name="Standard">parameter should encode a `p2p` multiaddr.</text:p>
      <text:p text:style-name="Standard"/>
      <text:p text:style-name="Standard"><text:span text:style-name="T1">system_chain </text:span>()</text:p>
      <text:p text:style-name="Standard">Get the chain's name. Given as a string identifier.</text:p>
      <text:p text:style-name="Standard"/>
      <text:p text:style-name="Standard"><text:span text:style-name="T1">system_chainType </text:span>()</text:p>
      <text:p text:style-name="Standard">Get the chain's type.</text:p>
      <text:p text:style-name="Standard"/>
      <text:p text:style-name="P19"><text:span text:style-name="T1">system_dryRun</text:span> <text:span text:style-name="T9">(</text:span><text:span text:style-name="T14">extrinsic: Bytes,</text:span></text:p>
      <text:p text:style-name="P19"><text:span text:style-name="T14"><text:tab/><text:tab/> <text:s text:c="5"/>at: Option&lt;BlockHash&gt;</text:span>)</text:p>
      <text:p text:style-name="Standard"><text:s/>Dry run an extrinsic at a given block. Return SCALE encoded ApplyExtrinsicResult.<text:tab/><text:tab/><text:tab/> </text:p>
      <text:p text:style-name="Standard"/>
      <text:p text:style-name="P19"><text:span text:style-name="T1">system_dryRunAt</text:span> (<text:span text:style-name="T15">extrinsic: Bytes, </text:span></text:p>
      <text:p text:style-name="P19"><text:span text:style-name="T15"><text:tab/><text:tab/> <text:s text:c="7"/>at: Option&lt;BlockHash&gt;</text:span>)</text:p>
      <text:p text:style-name="Standard">Dry run an extrinsic at a given block. Return SCALE encoded ApplyExtrinsicResult </text:p>
      <text:p text:style-name="Standard"/>
      <text:p text:style-name="Standard"><text:span text:style-name="T1">system_health</text:span> ()</text:p>
      <text:p text:style-name="Standard">Return health status of the node. Node is considered healthy if it is:</text:p>
      <text:p text:style-name="Standard">- connected to some peers (unless running in dev mode)</text:p>
      <text:p text:style-name="Standard">- not performing a major sync</text:p>
      <text:p text:style-name="Standard"/>
      <text:p text:style-name="P19"><text:span text:style-name="T1">system_localListenAddresses </text:span><text:span text:style-name="T2">()</text:span></text:p>
      <text:p text:style-name="P19">Returns the multiaddresses that the local node is listening on. The</text:p>
      <text:p text:style-name="Standard">addresses include a trailing `/p2p/` with the local PeerId, and are</text:p>
      <text:p text:style-name="Standard">thus suitable to be passed to `system_addReservedPeer` or as a bootnode</text:p>
      <text:p text:style-name="Standard">address for example.</text:p>
      <text:p text:style-name="Standard"/>
      <text:p text:style-name="Standard"><text:span text:style-name="T1">system_localPeerId</text:span> ()</text:p>
      <text:p text:style-name="Standard">Returns the base58-encoded PeerId of the node.</text:p>
      <text:p text:style-name="Standard"/>
      <text:p text:style-name="Standard"><text:span text:style-name="T1">system_name</text:span> ()</text:p>
      <text:p text:style-name="Standard">Get the node's implementation name. Plain old string.</text:p>
      <text:p text:style-name="Standard"/>
      <text:p text:style-name="Standard"><text:span text:style-name="T1">system_networkState</text:span> ()</text:p>
      <text:p text:style-name="Standard">Return the current network state</text:p>
      <text:p text:style-name="Standard"/>
      <text:p text:style-name="Standard"><text:span text:style-name="T1">system_nodeRoles</text:span> ()</text:p>
      <text:p text:style-name="Standard">Returns the roles the node is running as.</text:p>
      <text:p text:style-name="Standard"/>
      <text:p text:style-name="Standard"><text:span text:style-name="T1">system_peers </text:span>()</text:p>
      <text:p text:style-name="Standard">Returns currently connected peers</text:p>
      <text:p text:style-name="Standard"/>
      <text:p text:style-name="Standard"><text:span text:style-name="T1"/></text:p>
      <text:p text:style-name="Standard"><text:soft-page-break/><text:span text:style-name="T1">system_properties</text:span> ()</text:p>
      <text:p text:style-name="Standard">Get a custom set of properties as a JSON object, defined in the chain</text:p>
      <text:p text:style-name="Standard">spec.</text:p>
      <text:p text:style-name="Standard"/>
      <text:p text:style-name="Standard"><text:span text:style-name="T1">system_removeReservedPeer</text:span> (<text:span text:style-name="T15">peer_id: String</text:span>)</text:p>
      <text:p text:style-name="Standard">Remove a reserved peer. Returns the empty string or an error. The</text:p>
      <text:p text:style-name="Standard">string should encode only the PeerId.</text:p>
      <text:p text:style-name="Standard"/>
      <text:p text:style-name="Standard"><text:span text:style-name="T1">system_resetLogFilter</text:span> ()</text:p>
      <text:p text:style-name="Standard">Resets the log filter to defaults.</text:p>
      <text:p text:style-name="Standard"/>
      <text:p text:style-name="Standard"><text:span text:style-name="T1">system_syncState</text:span>()</text:p>
      <text:p text:style-name="Standard">Returns the state of the syncing of the node: starting block, current</text:p>
      <text:p text:style-name="Standard">best block, highest known block.</text:p>
      <text:p text:style-name="Standard"/>
      <text:p text:style-name="Standard"><text:span text:style-name="T1">system_version</text:span>()</text:p>
      <text:p text:style-name="Standard">Get the node implementation's version. Should be a semver string.</text:p>
      <text:p text:style-name="Standard"/>
      <text:p text:style-name="P20"><text:span text:style-name="T1">unsubscribe_newHead</text:span> (<text:span text:style-name="T15">metadata: Option&lt;Self::Metadata&gt;,</text:span></text:p>
      <text:p text:style-name="Standard"><text:span text:style-name="T15"><text:tab/><text:tab/><text:tab/> <text:s text:c="4"/>id: SubscriptionId</text:span>)</text:p>
      <text:p text:style-name="Standard"><text:span text:style-name="T1"/></text:p>
      <text:p text:style-name="Standard"><text:span text:style-name="T1">Unsubscribe from new head subscription</text:span>(<text:span text:style-name="T15">metadata: Option&lt;Self::Metadata&gt;,</text:span></text:p>
      <text:p text:style-name="Standard"><text:span text:style-name="T15"><text:tab/><text:tab/><text:tab/><text:tab/><text:tab/><text:tab/>id: SubscriptionId</text:span>)</text:p>
      <text:p text:style-name="Standard"><text:span text:style-name="T1">web3_clientVersion</text:span> ()</text:p>
      <text:p text:style-name="Standard">Returns current client version</text:p>
      <text:p text:style-name="Standard"/>
      <text:p text:style-name="Standard"><text:span text:style-name="T1">web3_sha3 </text:span>(<text:span text:style-name="T15">_: Bytes</text:span>)</text:p>
      <text:p text:style-name="Standard">Returns sha3 of the given dat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Yimes" svg:font-family="Yimes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Mono CJK KR" svg:font-family="'Noto Sans Mono CJK KR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cormier</meta:initial-creator>
    <meta:creation-date>2021-03-30T13:54:08</meta:creation-date>
    <dc:date>2021-03-30T19:46:11.477156521</dc:date>
    <meta:editing-duration>PT3H34M30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11" meta:paragraph-count="370" meta:word-count="1868" meta:character-count="15692" meta:non-whitespace-character-count="13176"/>
  </office:meta>
</office:document-meta>
</file>